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5-07-15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5-04-1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5-01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4-10-15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4-07-1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4-04-1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4-01-18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3-10-10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3-07-06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2-11-08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2-07-1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2-04-1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2-01-1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1-07-15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1-04-15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1-01-14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0-10-22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0-07-14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0-06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20-01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